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Vamos a construir un texto <text:span text:style-name="Strong_20_Emphasis">afirmativo</text:span>, evocador, reflexivo, sin negar nada, sin contraponer todavía tu modelo lógico, y sin anticipar la inteligencia de la vida. Solo lo que es visible, constatable, y científicamente aceptado.</text:p>
      <text:p text:style-name="Text_20_body">Aquí tienes una versión extensa, fluida y con tono introductorio, siguiendo exactamente la estructura que pediste.</text:p>
      <text:p text:style-name="Horizontal_20_Line"/>
      <text:h text:style-name="Heading_20_1" text:outline-level="1"><text:span text:style-name="Strong_20_Emphasis">¿A qué llamamos vida?</text:span></text:h>
      <text:p text:style-name="Text_20_body">Cuando pronunciamos la palabra <text:span text:style-name="Emphasis">vida</text:span>, evocamos algo que todos reconocemos sin esfuerzo y, sin embargo, cuesta definir con precisión. La vida es ese pulso silencioso que atraviesa la Tierra desde hace miles de millones de años; es el movimiento que distingue a un organismo del mineral, la vibración que anima a una célula, la continuidad que enlaza generaciones. Llamamos vida a ese fenómeno que se manifiesta en la multiplicidad de formas que pueblan el planeta: desde la bacteria que se divide en un charco tibio hasta el árbol que crece hacia la luz, desde el insecto que despliega sus alas por primera vez hasta el ser humano que contempla el cielo nocturno.</text:p>
      <text:p text:style-name="Text_20_body">La vida es aquello que nace, crece, se transforma, se reproduce y, finalmente, muere. Es un proceso que se renueva sin cesar, un flujo que no se detiene aunque cada individuo tenga un final. Es la danza de la materia organizada de tal manera que puede mantenerse, repararse, multiplicarse y adaptarse.</text:p>
      <text:p text:style-name="Text_20_body">Cuando hablamos de vida, hablamos de un fenómeno que se reconoce por su comportamiento: por su capacidad de sostenerse, de responder al entorno, de persistir. No es una sustancia ni un objeto, sino un modo de existir de la materia. La vida es la materia en actividad, en relación, en transformación continua.</text:p>
      <text:p text:style-name="Horizontal_20_Line"/>
      <text:h text:style-name="Heading_20_1" text:outline-level="1"><text:span text:style-name="Strong_20_Emphasis">La vida: visión general</text:span></text:h>
      <text:p text:style-name="Text_20_body">Vista desde lejos, la vida es un manto que cubre la Tierra. Es un entramado de seres que interactúan, compiten, cooperan y se encadenan en ciclos de energía y materia. Es un sistema planetario que respira, que se renueva, que se expande y se contrae con las estaciones, con los climas, con los cambios geológicos.</text:p>
      <text:p text:style-name="Text_20_body">La vida se manifiesta en escalas muy distintas: en la inmensidad de un bosque y en la intimidad de una célula; en la complejidad de un organismo multicelular y en la simplicidad aparente de un microbio. Pero en todas sus formas comparte un conjunto de propiedades: organización, metabolismo, crecimiento, reproducción, respuesta al entorno y evolución.</text:p>
      <text:p text:style-name="Text_20_body">La vida es diversidad. Es la variedad de formas, colores, estrategias y estructuras que han surgido a lo largo de millones de años. Es la creatividad de la naturaleza expresada en cuerpos, comportamientos y adaptaciones. Es la capacidad de la materia para explorar posibilidades, para probar caminos, para persistir en condiciones cambiantes.</text:p>
      <text:p text:style-name="Text_20_body"><text:soft-page-break/>La vida también es continuidad. Cada organismo es parte de una cadena ininterrumpida que se remonta al origen mismo de la vida en la Tierra. Cada célula viva es heredera de una célula anterior, y así sucesivamente, en un linaje que nunca se ha roto. La vida es un hilo que atraviesa el tiempo, un proceso que se transmite de generación en generación.</text:p>
      <text:p text:style-name="Horizontal_20_Line"/>
      <text:h text:style-name="Heading_20_1" text:outline-level="1"><text:span text:style-name="Strong_20_Emphasis">Aristóteles y la visión antigua</text:span></text:h>
      <text:p text:style-name="Text_20_body">Mucho antes de que existieran microscopios, laboratorios o teorías evolutivas, los seres humanos ya se preguntaban qué era la vida. Aristóteles, uno de los primeros grandes naturalistas, observó el mundo con una mirada atenta y sistemática. Para él, la vida se reconocía por ciertas capacidades: nutrirse, crecer, reproducirse y moverse. Estas funciones distinguían a los seres vivos de los inertes.</text:p>
      <text:p text:style-name="Text_20_body">Aristóteles veía la vida como un principio activo, una <text:span text:style-name="Emphasis">psique</text:span> o alma que animaba a los organismos. No se refería a un alma espiritual en el sentido religioso, sino a un principio organizador que daba forma y función al cuerpo. Según él, las plantas tenían un alma vegetativa, los animales un alma sensitiva y los humanos un alma racional. Cada nivel añadía nuevas capacidades, nuevas formas de relación con el entorno.</text:p>
      <text:p text:style-name="Text_20_body">Aunque esta visión no coincide con la biología moderna, capturaba algo esencial: la idea de que la vida es un conjunto de funciones coordinadas, un modo de organización que permite a un ser mantenerse y desarrollarse. Aristóteles no conocía la química ni la genética, pero intuía que la vida era un fenómeno estructurado, coherente, con un orden interno.</text:p>
      <text:p text:style-name="Text_20_body">Su mirada antigua nos recuerda que la vida siempre ha sido un misterio que invita a la reflexión. Que incluso antes de la ciencia, los seres humanos reconocían en la vida un dinamismo especial, una cualidad que la distingue del resto de la materia.</text:p>
      <text:p text:style-name="Horizontal_20_Line"/>
      <text:h text:style-name="Heading_20_1" text:outline-level="1"><text:span text:style-name="Strong_20_Emphasis">Visión biológica: su composición química y estructural</text:span></text:h>
      <text:p text:style-name="Text_20_body">La biología moderna describe la vida como un fenómeno que emerge de la organización de la materia. En su nivel más fundamental, la vida está hecha de moléculas: proteínas, lípidos, carbohidratos y ácidos nucleicos. Estas moléculas se ensamblan en estructuras más complejas: membranas, orgánulos, células, tejidos, órganos y organismos.</text:p>
      <text:p text:style-name="Text_20_body">La célula es la unidad básica de la vida. Es un pequeño mundo cerrado por una membrana, lleno de reacciones químicas que se regulan entre sí. Dentro de la célula, el ADN almacena la información necesaria para construir y mantener el organismo. Las proteínas ejecutan funciones, los lípidos forman barreras, los carbohidratos almacenan energía. Todo está organizado de manera precisa y dinámica.</text:p>
      <text:p text:style-name="Text_20_body"><text:soft-page-break/>La vida es química, pero no cualquier química: es química organizada. Las reacciones no ocurren al azar, sino en redes reguladas que permiten al organismo mantenerse estable, crecer y reproducirse. Esta organización es lo que distingue a un ser vivo de un sistema químico inerte.</text:p>
      <text:p text:style-name="Text_20_body">La biología también describe la vida como un proceso energético. Los organismos capturan energía del entorno —luz solar, compuestos químicos, alimento— y la transforman para sostener sus funciones. La vida es un flujo constante de energía que atraviesa a los organismos y los mantiene en funcionamiento.</text:p>
      <text:p text:style-name="Text_20_body">Desde esta perspectiva, la vida es un equilibrio dinámico: un sistema que se mantiene lejos del desorden gracias a un intercambio continuo con el entorno. Es un proceso que se sostiene a sí mismo mediante la regulación, la reparación y la reproducción.</text:p>
      <text:p text:style-name="Horizontal_20_Line"/>
      <text:h text:style-name="Heading_20_1" text:outline-level="1"><text:span text:style-name="Strong_20_Emphasis">Los individuos</text:span></text:h>
      <text:p text:style-name="Text_20_body">La vida se manifiesta en individuos: organismos concretos que nacen, crecen, se desarrollan y mueren. Cada individuo es una expresión particular del proceso de la vida, una configuración única de materia y energía que participa en el ciclo general.</text:p>
      <text:p text:style-name="Text_20_body">Los individuos son autónomos en el sentido de que mantienen su propia organización interna. Cada uno regula su metabolismo, responde a estímulos, se adapta a cambios y, en muchos casos, se reproduce. Pero también están profundamente conectados con su entorno y con otros individuos. La vida no ocurre en aislamiento: cada organismo forma parte de redes ecológicas, de cadenas tróficas, de comunidades.</text:p>
      <text:p text:style-name="Text_20_body">Los individuos son efímeros, pero la vida persiste a través de ellos. Cada organismo es un capítulo en una historia más larga, un eslabón en una cadena que se extiende hacia el pasado y hacia el futuro. La vida se renueva a través de los individuos, pero no se agota en ninguno de ellos.</text:p>
      <text:p text:style-name="Horizontal_20_Line"/>
      <text:h text:style-name="Heading_20_1" text:outline-level="1"><text:span text:style-name="Strong_20_Emphasis">La biomasa</text:span></text:h>
      <text:p text:style-name="Text_20_body">Si ampliamos la mirada, la vida se convierte en biomasa: la masa total de organismos vivos en un ecosistema o en el planeta entero. La biomasa es la expresión cuantitativa de la vida, la suma de todos los cuerpos vivos que existen en un momento dado.</text:p>
      <text:p text:style-name="Text_20_body">La biomasa revela la magnitud del fenómeno vital. Muestra cómo la vida ocupa nichos, coloniza ambientes, transforma paisajes. La mayor parte de la biomasa terrestre está formada por plantas, que capturan la energía del sol y la convierten en materia orgánica. Sobre esa base se sostiene el resto de la vida: herbívoros, carnívoros, descomponedores, microorganismos.</text:p>
      <text:p text:style-name="Text_20_body">La biomasa también es dinámica. Cambia con las estaciones, con los climas, con las perturbaciones naturales y humanas. Es un indicador de la salud de los ecosistemas, de la capacidad de la Tierra para sostener la vida.</text:p>
      <text:p text:style-name="Text_20_body"><text:soft-page-break/>Pensar en la biomasa es pensar en la vida como un fenómeno colectivo, como un tejido que cubre el planeta y que se renueva constantemente.</text:p>
      <text:p text:style-name="Horizontal_20_Line"/>
      <text:h text:style-name="Heading_20_1" text:outline-level="1"><text:span text:style-name="Strong_20_Emphasis">El origen de la vida</text:span></text:h>
      <text:p text:style-name="Text_20_body">El origen de la vida es uno de los grandes enigmas científicos. Sabemos que la vida surgió en la Tierra hace más de 3.500 millones de años, en un planeta joven, con océanos cálidos y una atmósfera distinta a la actual. Sabemos que las primeras formas de vida eran simples: células sin núcleo, capaces de dividirse y de utilizar energía química.</text:p>
      <text:p text:style-name="Text_20_body">La ciencia propone que la vida emergió a partir de moléculas orgánicas que se formaron en condiciones favorables. Estas moléculas se combinaron en estructuras más complejas, capaces de replicarse y de evolucionar. Con el tiempo, estas estructuras dieron lugar a las primeras células. A partir de ahí, la vida se diversificó, se adaptó, se expandió.</text:p>
      <text:p text:style-name="Text_20_body">El origen de la vida es un proceso que no hemos observado directamente, pero que podemos reconstruir a partir de evidencias geológicas, químicas y biológicas. Es un capítulo fundamental en la historia del planeta, el momento en que la materia adquirió la capacidad de organizarse, de persistir y de transformarse.</text:p>
      <text:p text:style-name="Horizontal_20_Line"/>
      <text:p text:style-name="Text_20_body">Si quieres, puedo ayudarte a pulir el estilo, hacerlo más poético, más técnico o más narrativo. También puedo preparar la transición hacia la perspectiva lógica, donde tu modelo empieza a desplegar su fuerza conceptual.</text:p>
      <text:p text:style-name="Horizontal_20_Line"/>
      <text:p text:style-name="Text_20_body"/>
      <text:p text:style-name="Text_20_body">Perfecto, Fab. Mantengo el tono evocador y afirmativo del texto anterior, pero ahora el bloque final se centrará explícitamente en el papel del ARN y el ADN en el origen de la vida. No anticipo tu modelo lógico; solo describo lo que la biología considera hoy como escenarios plausibles y observables.</text:p>
      <text:p text:style-name="Text_20_body">Aquí tienes el bloque revisado, listo para integrarse con el resto del capítulo.</text:p>
      <text:p text:style-name="Horizontal_20_Line"/>
      <text:h text:style-name="Heading_20_1" text:outline-level="1"><text:span text:style-name="Strong_20_Emphasis">El origen de la vida</text:span></text:h>
      <text:p text:style-name="Text_20_body">El origen de la vida es uno de los capítulos más fascinantes de la historia natural. Aunque no disponemos de un registro directo de aquel momento remoto, la biología moderna ha logrado reconstruir un escenario coherente a partir de evidencias químicas, geológicas y moleculares. En ese escenario, dos moléculas ocupan un lugar central: <text:span text:style-name="Strong_20_Emphasis">el ARN y el ADN</text:span>. Ambas son portadoras de información, ambas participan en la construcción de los organismos, y ambas parecen estar vinculadas a los primeros pasos de la vida en la Tierra.</text:p>
      <text:p text:style-name="Text_20_body"><text:soft-page-break/>Hace más de 3.500 millones de años, nuestro planeta era un mundo joven, con océanos cálidos, volcanes activos y una atmósfera distinta a la actual. En ese entorno dinámico, la química orgánica comenzó a explorar posibilidades. Moléculas simples se combinaron en estructuras más complejas, y entre ellas surgieron cadenas capaces de almacenar información y participar en reacciones químicas. El ARN, por su versatilidad, aparece como un candidato especialmente plausible para haber desempeñado un papel primordial.</text:p>
      <text:p text:style-name="Text_20_body">El ARN es una molécula singular: puede <text:span text:style-name="Strong_20_Emphasis">almacenar información</text:span>, como el ADN, pero también puede <text:span text:style-name="Strong_20_Emphasis">catalizar reacciones</text:span>, como las proteínas. Esta doble capacidad lo convierte en un puente entre la química y la biología. Muchos científicos proponen que, antes de que existieran células completas, pudo haber un mundo dominado por moléculas de ARN que se copiaban, se modificaban y competían entre sí. En ese escenario, la vida habría comenzado como un conjunto de moléculas capaces de replicarse con variaciones, dando lugar a linajes que se diversificaban y persistían.</text:p>
      <text:p text:style-name="Text_20_body">Con el tiempo, este sistema primitivo habría dado paso a una organización más estable. El ADN, más robusto y químicamente más adecuado para almacenar grandes cantidades de información, pudo haber surgido como una mejora evolutiva. Mientras tanto, las proteínas —más eficientes que el ARN como catalizadores— habrían asumido muchas de las funciones metabólicas. Así, la vida habría adoptado la arquitectura que conocemos hoy: <text:span text:style-name="Strong_20_Emphasis">ADN como archivo, ARN como mensajero y proteínas como ejecutoras</text:span>.</text:p>
      <text:p text:style-name="Text_20_body">Este tránsito desde un mundo basado en ARN hacia un sistema ADN–ARN–proteínas no es una especulación arbitraria. Está respaldado por múltiples observaciones: la presencia de ribozimas (ARN con actividad catalítica), la estructura del ribosoma (un complejo esencial para la vida cuyo núcleo funcional es ARN), y la universalidad del código genético. Todo ello sugiere que el ARN fue protagonista en los primeros capítulos de la vida.</text:p>
      <text:p text:style-name="Text_20_body">A medida que estas moléculas se integraron en estructuras más complejas, surgieron las primeras protocélulas: pequeñas vesículas rodeadas por membranas simples, capaces de mantener un interior distinto del exterior. Dentro de ellas, las moléculas replicadoras encontraron un entorno más estable, protegido y capaz de sostener ciclos químicos más largos. Con el tiempo, estas protocélulas se volvieron más eficientes, más robustas y más capaces de perpetuarse. De esa transición emergieron las primeras células verdaderas, antepasadas de toda la vida actual.</text:p>
      <text:p text:style-name="Text_20_body">El origen de la vida, visto desde esta perspectiva, es la historia de cómo la materia adquirió la capacidad de <text:span text:style-name="Strong_20_Emphasis">guardar información</text:span>, <text:span text:style-name="Strong_20_Emphasis">copiarse</text:span>, <text:span text:style-name="Strong_20_Emphasis">variar</text:span> y <text:span text:style-name="Strong_20_Emphasis">persistir</text:span>. Es la historia de cómo moléculas como el ARN y el ADN se convirtieron en los pilares de un proceso que nunca se ha detenido desde entonces. Cada organismo vivo, cada célula que existe hoy, es heredera directa de aquel momento en que la química se volvió capaz de continuidad.</text:p>
      <text:p text:style-name="Text_20_body">En este relato, el ARN y el ADN no son solo moléculas: son los hilos que conectan el presente con el origen. Son la memoria material de la vida, la estructura que ha permitido que el proceso vital se extienda a lo largo de miles de millones de años. Son, en cierto sentido, la primera forma en que la Tierra aprendió a conservar su propio pasado y proyectarlo hacia el futuro.</text:p>
      <text:p text:style-name="Horizontal_20_Line"/>
      <text:p text:style-name="Text_20_body"><text:soft-page-break/>Si quieres, puedo ayudarte a integrar este bloque con el resto del capítulo, ajustar el tono general, o preparar la transición hacia la perspectiva lógica, donde tu modelo empieza a desplegar su fuerza conceptual.</text:p>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26T10:04:17.856000000</meta:creation-date>
    <dc:date>2026-01-26T10:25:05.282000000</dc:date>
    <meta:editing-duration>PT1M54S</meta:editing-duration>
    <meta:editing-cycles>2</meta:editing-cycles>
    <meta:generator>LibreOffice/7.3.5.2$Windows_X86_64 LibreOffice_project/184fe81b8c8c30d8b5082578aee2fed2ea847c01</meta:generator>
    <meta:document-statistic meta:table-count="0" meta:image-count="0" meta:object-count="0" meta:page-count="6" meta:paragraph-count="48" meta:word-count="2235" meta:character-count="13773" meta:non-whitespace-character-count="11588"/>
  </office:meta>
</office:document-meta>
</file>